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24pt" officeooo:rsid="0012fcb6" officeooo:paragraph-rsid="0012fcb6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2pt" officeooo:rsid="0012fcb6" officeooo:paragraph-rsid="0012fcb6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24pt" officeooo:rsid="00132dce" officeooo:paragraph-rsid="00132dce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24pt" officeooo:rsid="00132dce" officeooo:paragraph-rsid="00132dce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officeooo:paragraph-rsid="00132dce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32dce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32dce" officeooo:paragraph-rsid="00132dce"/>
    </style:style>
    <style:style style:name="P8" style:family="paragraph" style:parent-style-name="Standard">
      <style:paragraph-properties fo:text-align="start" style:justify-single-word="false"/>
      <style:text-properties officeooo:rsid="00132dce" officeooo:paragraph-rsid="00132dce"/>
    </style:style>
    <style:style style:name="P9" style:family="paragraph" style:parent-style-name="Standard">
      <style:paragraph-properties fo:text-align="center" style:justify-single-word="false"/>
      <style:text-properties fo:font-size="24pt" officeooo:rsid="0013dbe7" officeooo:paragraph-rsid="0013dbe7" style:font-size-asian="21pt" style:font-size-complex="24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officeooo:rsid="0013dbe7" officeooo:paragraph-rsid="0013dbe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3dbe7" officeooo:paragraph-rsid="0013dbe7" style:font-size-asian="10.5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officeooo:rsid="0013dbe7" officeooo:paragraph-rsid="0013dbe7" style:font-size-asian="10.5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154067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0154067"/>
    </style:style>
    <style:style style:name="P15" style:family="paragraph" style:parent-style-name="Standard" style:list-style-name="L4">
      <style:paragraph-properties fo:text-align="start" style:justify-single-word="false"/>
      <style:text-properties officeooo:rsid="00154067" officeooo:paragraph-rsid="00154067"/>
    </style:style>
    <style:style style:name="P16" style:family="paragraph" style:parent-style-name="Standard" style:list-style-name="L6">
      <style:paragraph-properties fo:text-align="start" style:justify-single-word="false"/>
      <style:text-properties officeooo:rsid="00154067" officeooo:paragraph-rsid="00154067"/>
    </style:style>
    <style:style style:name="P17" style:family="paragraph" style:parent-style-name="Standard" style:list-style-name="L7">
      <style:paragraph-properties fo:text-align="start" style:justify-single-word="false"/>
      <style:text-properties officeooo:rsid="00154067" officeooo:paragraph-rsid="00154067"/>
    </style:style>
    <style:style style:name="P18" style:family="paragraph" style:parent-style-name="Standard" style:list-style-name="L8">
      <style:paragraph-properties fo:text-align="start" style:justify-single-word="false"/>
      <style:text-properties officeooo:rsid="00154067" officeooo:paragraph-rsid="00154067"/>
    </style:style>
    <style:style style:name="P19" style:family="paragraph" style:parent-style-name="Standard" style:list-style-name="L9">
      <style:paragraph-properties fo:text-align="start" style:justify-single-word="false"/>
      <style:text-properties officeooo:rsid="00154067" officeooo:paragraph-rsid="0015406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style:font-name="Comic Sans MS" fo:font-size="12pt" officeooo:rsid="00132dce" style:font-size-asian="10.5pt" style:font-size-complex="12pt"/>
    </style:style>
    <style:style style:name="T4" style:family="text">
      <style:text-properties style:font-name="Comic Sans MS" fo:font-size="12pt" style:font-size-asian="10.5pt" style:font-size-complex="12pt"/>
    </style:style>
    <style:style style:name="T5" style:family="text">
      <style:text-properties style:font-name="Comic Sans MS" fo:font-size="12pt" officeooo:rsid="0013dbe7" style:font-size-asian="10.5pt" style:font-size-complex="12pt"/>
    </style:style>
    <style:style style:name="T6" style:family="text">
      <style:text-properties style:font-name="Comic Sans MS"/>
    </style:style>
    <style:style style:name="T7" style:family="text">
      <style:text-properties style:font-name="Comic Sans MS" officeooo:rsid="00154067"/>
    </style:style>
    <style:style style:name="T8" style:family="text">
      <style:text-properties style:font-name="Comic Sans MS" fo:font-size="12pt" officeooo:rsid="00154067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обие по созданию квестов для игры про медведей</text:p>
      <text:p text:style-name="P2">1. Название</text:p>
      <text:p text:style-name="P2">2. Id(латинскими буквами в паскаль кейсе, например QuestProMed)</text:p>
      <text:p text:style-name="P2">3. Описание квеста</text:p>
      <text:p text:style-name="P2">4. Когда, кем и при каких обстоятельствах получается</text:p>
      <text:p text:style-name="P2">5. Задачи</text:p>
      <text:p text:style-name="P2">6. Награды(предметы, репутация и/или действие которое будет происходить после выполнения квеста, к примеру выдача другого квеста, или спавн космического корабля, или падение метеорита)</text:p>
      <text:p text:style-name="P2"/>
      <text:p text:style-name="P3">Пример <text:line-break/><text:span text:style-name="T1"> </text:span></text:p>
      <text:p text:style-name="P4"><text:span text:style-name="T2">1. Бочонок мёда</text:span></text:p>
      <text:p text:style-name="P4"><text:span text:style-name="T2">2. BochonokMeda</text:span></text:p>
      <text:p text:style-name="P4"><text:span text:style-name="T2">3. Соберите 20 мёда из пасек</text:span></text:p>
      <text:p text:style-name="P5"><text:span text:style-name="T3">4. Выдаётся игроку при первой встрече с Алабайем</text:span></text:p>
      <text:p text:style-name="P5"><text:span text:style-name="T3">5.</text:span></text:p>
      <text:list text:style-name="L1">
        <text:list-item>
          <text:p text:style-name="P6"><text:span text:style-name="T3">Прийти на пасеку (тип задачи – ходилка)</text:span></text:p>
        </text:list-item>
        <text:list-item>
          <text:p text:style-name="P7"><text:span text:style-name="T4">Собрать 20 мёда (тип задачи – сбор ресурсов)</text:span></text:p>
        </text:list-item>
        <text:list-item>
          <text:p text:style-name="P7"><text:span text:style-name="T4">Отдать 20 мёда Алабайу (тип задачи – передача ресурсов)</text:span></text:p>
        </text:list-item>
      </text:list>
      <text:p text:style-name="P8"><text:span text:style-name="T4">6. 5 энергомёда, 10 репутации у пасечников, появление магазина мёда в </text:span><text:span text:style-name="T5">Бурбуртауне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9"><text:soft-page-break/><text:span text:style-name="T6">Пособие по созданию предмета для игры про медведей</text:span></text:p>
      <text:list text:style-name="L2">
        <text:list-item>
          <text:p text:style-name="P10"><text:span text:style-name="T6">Название предмета</text:span></text:p>
        </text:list-item>
        <text:list-item>
          <text:p text:style-name="P10"><text:span text:style-name="T6">Описание предмета</text:span></text:p>
        </text:list-item>
        <text:list-item>
          <text:p text:style-name="P10"><text:span text:style-name="T6">Действия, которые можно совершать с предметом(надевать в слот руки, надевать в слот одежды, использовать, съесть, разместить(пожалуйста не в демо-версии игры, мы устанем это делать) и т.д.)</text:span></text:p>
        </text:list-item>
      </text:list>
      <text:p text:style-name="P11"><text:span text:style-name="T6"/></text:p>
      <text:p text:style-name="P11"><text:span text:style-name="T6">* В зависимости от действий, которые с предметом можно совершать также нужны дополнительные поля</text:span></text:p>
      <text:list text:style-name="L3">
        <text:list-item>
          <text:p text:style-name="P12"><text:span text:style-name="T6">надевать в слот руки: </text:span><text:span text:style-name="T7">1</text:span><text:span text:style-name="T6">) что будет происходить при нажатии левой кнопки мыши</text:span></text:p>
        </text:list-item>
        <text:list-item>
          <text:p text:style-name="P12"><text:span text:style-name="T6">надевать в слот одежды: </text:span><text:span text:style-name="T7">1</text:span><text:span text:style-name="T6">) слоты, в которые можно надевать предмет, </text:span><text:span text:style-name="T7">2</text:span><text:span text:style-name="T6">) что происходит при экипировке предмета в данный слот</text:span></text:p>
        </text:list-item>
        <text:list-item>
          <text:p text:style-name="P12"><text:span text:style-name="T6">использовать: </text:span><text:span text:style-name="T7">1</text:span><text:span text:style-name="T6">) что происходит при использовании</text:span></text:p>
        </text:list-item>
        <text:list-item>
          <text:p text:style-name="P12"><text:span text:style-name="T6">съесть: </text:span><text:span text:style-name="T7">1</text:span><text:span text:style-name="T6">) что происходить при съедании</text:span></text:p>
          <text:p text:style-name="P12"><text:span text:style-name="T6"/></text:p>
        </text:list-item>
      </text:list>
      <text:p text:style-name="P11"><text:span text:style-name="T6">** Примечание для любознательных: события для действий использовать и съесть нужно выбирать исходя из контекста, чтобы действие наиболее подходящим образом описывало происходящее при использовании предмета событие. Однако архитектура приложения не запрещает на действие “использовать” сделать событие, которое добавляет сытости, а на действие “съесть” – событие, которое взрывает бомбу.</text:span></text:p>
      <text:p text:style-name="P11"><text:span text:style-name="T6"/></text:p>
      <text:p text:style-name="P9"><text:span text:style-name="T6">Пример</text:span></text:p>
      <text:list xml:id="list352120595" text:style-name="L4">
        <text:list-item>
          <text:p text:style-name="P13"><text:span text:style-name="T5">. Смартфон из энергомёда</text:span></text:p>
        </text:list-item>
        <text:list-item>
          <text:p text:style-name="P13"><text:span text:style-name="T5">. Это гениальное изобретение спроектировал великий учёный Ункус </text:span><text:span text:style-name="T8">Галис. Устройство позволяет выходить в интернет, запускать на нём игры, делать фото, а также может стать вкусным перекусом.</text:span></text:p>
        </text:list-item>
        <text:list-item>
          <text:p text:style-name="P13"><text:span text:style-name="T8"/></text:p>
        </text:list-item>
      </text:list>
      <text:list text:style-name="L5">
        <text:list-item>
          <text:list>
            <text:list-item>
              <text:p text:style-name="P14"><text:span text:style-name="T8">Надевать в слот руки</text:span></text:p>
            </text:list-item>
          </text:list>
        </text:list-item>
      </text:list>
      <text:list text:continue-list="list352120595" text:style-name="L4">
        <text:list-item>
          <text:list>
            <text:list-item>
              <text:list>
                <text:list-item>
                  <text:p text:style-name="P15"><text:span text:style-name="T4">Звонок в посольство Эх-Чурлун-Кумун-Гиршлака на территории завода колбасы в Саламии</text:span>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p text:style-name="P16"><text:span text:style-name="T4">Использовать</text:span>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17"><text:span text:style-name="T4">Совершенно случайное падение метеорита возле деревни главного конкурента Ункуса Галиса на рынке желейных человечков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p text:style-name="P18"><text:span text:style-name="T4">Съесть</text:span>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19"><text:span text:style-name="T4">Вы откусываете процессор смартфона, восстанавливая 15ег(единиц голода), и он становится просто фоном</text:span></text:p>
                </text:list-item>
              </text:list>
            </text:list-item>
          </text:list>
        </text:list-item>
      </text:list>
      <text:p text:style-name="P11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22:41:33.262184696</meta:creation-date>
    <dc:date>2024-11-29T01:43:43.489998572</dc:date>
    <meta:editing-duration>PT1M42S</meta:editing-duration>
    <meta:editing-cycles>1</meta:editing-cycles>
    <meta:document-statistic meta:table-count="0" meta:image-count="0" meta:object-count="0" meta:page-count="2" meta:paragraph-count="38" meta:word-count="345" meta:character-count="2346" meta:non-whitespace-character-count="2050"/>
    <meta:generator>LibreOffice/24.8.3.2$Linux_X86_64 LibreOffice_project/480$Build-2</meta:generator>
  </office:meta>
</office:document-meta>
</file>